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entury Gothic" svg:font-family="'Century Gothic', Arial, Helvetica, sans-serif"/>
    <style:font-face style:name="Consolas" svg:font-family="Consolas, 'Courier New', monospace"/>
    <style:font-face style:name="Gill Sans Ultra Bold" svg:font-family="'Gill Sans Ultra Bold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480dc" officeooo:paragraph-rsid="001480d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1480dc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480dc" officeooo:paragraph-rsid="001480dc" style:font-size-asian="14pt" style:font-weight-asian="bold" style:font-size-complex="14pt" style:font-weight-complex="bold"/>
    </style:style>
    <style:style style:name="P4" style:family="paragraph" style:parent-style-name="Standard">
      <style:paragraph-properties style:line-height-at-least="0.503cm" fo:text-align="start" style:justify-single-word="false"/>
      <style:text-properties fo:font-size="14pt" fo:font-weight="bold" officeooo:rsid="001480dc" officeooo:paragraph-rsid="001480dc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officeooo:rsid="001480dc" officeooo:paragraph-rsid="001480dc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480dc" officeooo:paragraph-rsid="001480dc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paragraph-rsid="001480dc"/>
    </style:style>
    <style:style style:name="P8" style:family="paragraph" style:parent-style-name="Standard">
      <style:paragraph-properties fo:text-align="start" style:justify-single-word="false"/>
      <style:text-properties officeooo:paragraph-rsid="001480dc"/>
    </style:style>
    <style:style style:name="P9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10" style:family="paragraph" style:parent-style-name="Standard">
      <style:paragraph-properties style:line-height-at-least="0.503cm" fo:text-align="start" style:justify-single-word="false"/>
      <style:text-properties fo:color="#d4d4d4" loext:opacity="100%" style:font-name="Consolas" fo:font-size="10.5pt" fo:font-weight="normal" fo:background-color="#1e1e1e"/>
    </style:style>
    <style:style style:name="P11" style:family="paragraph" style:parent-style-name="Standard">
      <style:paragraph-properties fo:text-align="start" style:justify-single-word="false"/>
      <style:text-properties fo:color="#d4d4d4" loext:opacity="100%" style:font-name="Consolas" fo:font-size="10.5pt" fo:font-weight="normal" officeooo:rsid="001480dc" officeooo:paragraph-rsid="001480dc" fo:background-color="#1e1e1e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d4d4d4" loext:opacity="100%" style:font-name="Consolas" fo:font-size="10.5pt" fo:font-weight="normal" officeooo:rsid="001480dc" officeooo:paragraph-rsid="001480dc" fo:background-color="#1e1e1e" style:font-size-asian="14pt" style:font-weight-asian="bold" style:font-size-complex="14pt" style:font-weight-complex="bold"/>
    </style:style>
    <style:style style:name="P13" style:family="paragraph" style:parent-style-name="Standard">
      <style:paragraph-properties style:line-height-at-least="0.503cm" fo:text-align="start" style:justify-single-word="false"/>
      <style:text-properties fo:color="#d4d4d4" loext:opacity="100%" style:font-name="Consolas" fo:font-size="10.5pt" fo:font-weight="normal" officeooo:rsid="001480dc" officeooo:paragraph-rsid="001480dc" fo:background-color="#1e1e1e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d4d4d4" loext:opacity="100%" style:font-name="Consolas" fo:font-size="10.5pt" fo:font-weight="normal" officeooo:paragraph-rsid="001480dc" fo:background-color="#1e1e1e"/>
    </style:style>
    <style:style style:name="P15" style:family="paragraph" style:parent-style-name="Standard">
      <style:paragraph-properties fo:text-align="start" style:justify-single-word="false"/>
      <style:text-properties fo:color="#d4d4d4" loext:opacity="100%" style:font-name="Consolas" fo:font-size="10.5pt" fo:font-weight="normal" officeooo:rsid="001480dc" officeooo:paragraph-rsid="001480dc" fo:background-color="#1e1e1e" style:font-weight-asian="bold" style:font-weight-complex="bold"/>
    </style:style>
    <style:style style:name="P16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17" style:family="paragraph" style:parent-style-name="Standard">
      <style:paragraph-properties style:line-height-at-least="0.503cm" fo:text-align="start" style:justify-single-word="false"/>
      <style:text-properties fo:color="#d4d4d4" loext:opacity="100%" fo:background-color="#1e1e1e"/>
    </style:style>
    <style:style style:name="P18" style:family="paragraph" style:parent-style-name="Standard">
      <style:paragraph-properties style:line-height-at-least="0.503cm"/>
    </style:style>
    <style:style style:name="P19" style:family="paragraph" style:parent-style-name="Standard">
      <style:paragraph-properties style:line-height-at-least="0.503cm" fo:text-align="start" style:justify-single-word="false"/>
    </style:style>
    <style:style style:name="P20" style:family="paragraph" style:parent-style-name="Standard">
      <style:paragraph-properties style:line-height-at-least="0.503cm" fo:text-align="start" style:justify-single-word="false"/>
      <style:text-properties fo:color="#000000" loext:opacity="100%" style:font-name="Liberation Serif" fo:font-size="12pt" fo:font-weight="bold" officeooo:rsid="001480dc" officeooo:paragraph-rsid="001480dc" fo:background-color="#ffffff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bold" officeooo:rsid="001480dc" officeooo:paragraph-rsid="001480dc" fo:background-color="#ffffff" style:font-size-asian="12pt" style:font-weight-asian="bold" style:font-size-complex="12pt" style:font-weight-complex="bold"/>
    </style:style>
    <style:style style:name="P22" style:family="paragraph" style:parent-style-name="Standard">
      <style:paragraph-properties style:line-height-at-least="0.503cm" fo:text-align="start" style:justify-single-word="false"/>
      <style:text-properties fo:color="#000000" loext:opacity="100%" style:font-name="Liberation Serif" fo:font-size="12pt" fo:font-weight="bold" officeooo:paragraph-rsid="001480dc"/>
    </style:style>
    <style:style style:name="T1" style:family="text">
      <style:text-properties fo:color="#9cdcfe" loext:opacity="100%"/>
    </style:style>
    <style:style style:name="T2" style:family="text">
      <style:text-properties fo:color="#9cdcfe" loext:opacity="100%" style:font-name="Consolas" fo:font-size="10.5pt" fo:font-weight="normal"/>
    </style:style>
    <style:style style:name="T3" style:family="text">
      <style:text-properties fo:color="#9cdcfe" loext:opacity="100%" style:font-name="Consolas" fo:font-size="10.5pt" fo:font-weight="normal" fo:background-color="#1e1e1e" loext:char-shading-value="0"/>
    </style:style>
    <style:style style:name="T4" style:family="text">
      <style:text-properties fo:color="#9cdcfe" loext:opacity="100%" style:font-name="Liberation Serif" fo:font-size="12pt" style:font-size-asian="12pt" style:font-size-complex="12pt"/>
    </style:style>
    <style:style style:name="T5" style:family="text">
      <style:text-properties fo:color="#d4d4d4" loext:opacity="100%" style:font-name="Consolas" fo:font-size="10.5pt" fo:font-weight="normal" fo:background-color="#1e1e1e" loext:char-shading-value="0"/>
    </style:style>
    <style:style style:name="T6" style:family="text">
      <style:text-properties fo:color="#d4d4d4" loext:opacity="100%" fo:background-color="#1e1e1e" loext:char-shading-value="0"/>
    </style:style>
    <style:style style:name="T7" style:family="text">
      <style:text-properties fo:color="#4ec9b0" loext:opacity="100%"/>
    </style:style>
    <style:style style:name="T8" style:family="text">
      <style:text-properties fo:color="#4ec9b0" loext:opacity="100%" style:font-name="Consolas" fo:font-size="10.5pt" fo:font-weight="normal" fo:background-color="#1e1e1e" loext:char-shading-value="0"/>
    </style:style>
    <style:style style:name="T9" style:family="text">
      <style:text-properties fo:color="#4ec9b0" loext:opacity="100%" style:font-name="Liberation Serif" fo:font-size="12pt" style:font-size-asian="12pt" style:font-size-complex="12pt"/>
    </style:style>
    <style:style style:name="T10" style:family="text">
      <style:text-properties fo:color="#dcdcaa" loext:opacity="100%"/>
    </style:style>
    <style:style style:name="T11" style:family="text">
      <style:text-properties fo:color="#dcdcaa" loext:opacity="100%" style:font-name="Consolas" fo:font-size="10.5pt" fo:font-weight="normal"/>
    </style:style>
    <style:style style:name="T12" style:family="text">
      <style:text-properties fo:color="#dcdcaa" loext:opacity="100%" style:font-name="Consolas" fo:font-size="10.5pt" fo:font-weight="normal" fo:background-color="#1e1e1e" loext:char-shading-value="0"/>
    </style:style>
    <style:style style:name="T13" style:family="text">
      <style:text-properties fo:color="#dcdcaa" loext:opacity="100%" style:font-name="Liberation Serif" fo:font-size="12pt" style:font-size-asian="12pt" style:font-size-complex="12pt"/>
    </style:style>
    <style:style style:name="T14" style:family="text">
      <style:text-properties fo:color="#ce9178" loext:opacity="100%"/>
    </style:style>
    <style:style style:name="T15" style:family="text">
      <style:text-properties fo:color="#ce9178" loext:opacity="100%" style:font-name="Consolas" fo:font-size="10.5pt" fo:font-weight="normal"/>
    </style:style>
    <style:style style:name="T16" style:family="text">
      <style:text-properties fo:color="#ce9178" loext:opacity="100%" style:font-name="Consolas" fo:font-size="10.5pt" fo:font-weight="normal" fo:background-color="#1e1e1e" loext:char-shading-value="0"/>
    </style:style>
    <style:style style:name="T17" style:family="text">
      <style:text-properties fo:color="#ce9178" loext:opacity="100%" style:font-name="Liberation Serif" fo:font-size="12pt" style:font-size-asian="12pt" style:font-size-complex="12pt"/>
    </style:style>
    <style:style style:name="T18" style:family="text">
      <style:text-properties fo:color="#000000" loext:opacity="100%" fo:font-size="12pt" fo:font-weight="bold" officeooo:rsid="001480dc" style:font-size-asian="12pt" style:font-weight-asian="bold" style:font-size-complex="12pt" style:font-weight-complex="bold"/>
    </style:style>
    <style:style style:name="T19" style:family="text">
      <style:text-properties fo:color="#000000" loext:opacity="100%" style:font-name="Liberation Serif" fo:font-size="12pt" style:font-size-asian="12pt" style:font-size-complex="12pt"/>
    </style:style>
    <style:style style:name="T20" style:family="text">
      <style:text-properties fo:color="#000000" loext:opacity="100%" style:font-name="Liberation Serif" fo:font-size="12pt" officeooo:rsid="001480dc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656565" loext:opacity="100%" style:font-name="Century Gothic" fo:font-size="10.5pt" fo:letter-spacing="normal" fo:font-style="normal" fo:font-weight="normal"/>
    </style:style>
    <style:style style:name="T22" style:family="text">
      <style:text-properties fo:font-variant="normal" fo:text-transform="none" fo:color="#656565" loext:opacity="100%" style:font-name="Liberation Serif" fo:font-size="10.5pt" fo:letter-spacing="normal" fo:font-style="normal" fo:font-weight="normal"/>
    </style:style>
    <style:style style:name="T23" style:family="text">
      <style:text-properties fo:font-variant="normal" fo:text-transform="none" fo:color="#656565" loext:opacity="100%" style:font-name="Liberation Serif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656565" loext:opacity="100%" fo:font-size="10.5pt" fo:letter-spacing="normal" fo:font-style="normal" fo:font-weight="normal"/>
    </style:style>
    <style:style style:name="T25" style:family="text">
      <style:text-properties fo:font-variant="normal" fo:text-transform="none" fo:color="#656565" loext:opacity="100%" fo:letter-spacing="normal" fo:font-style="normal" fo:font-weight="normal" style:font-size-asian="12pt" style:font-size-complex="12pt"/>
    </style:style>
    <style:style style:name="T26" style:family="text">
      <style:text-properties fo:font-variant="normal" fo:text-transform="none" fo:color="#000000" loext:opacity="100%" style:font-name="Liberation Serif" fo:letter-spacing="normal" fo:font-style="normal" fo:font-weight="normal" style:font-size-asian="12pt" style:font-size-complex="12pt"/>
    </style:style>
    <style:style style:name="T27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28" style:family="text">
      <style:text-properties fo:font-variant="normal" fo:text-transform="none" fo:letter-spacing="normal" fo:font-style="normal" fo:font-weight="normal" style:font-size-asian="12pt" style:font-size-complex="12pt"/>
    </style:style>
    <style:style style:name="T29" style:family="text">
      <style:text-properties officeooo:rsid="001480dc" style:font-size-asian="12pt" style:font-weight-asian="bold" style:font-size-complex="12pt" style:font-weight-complex="bold"/>
    </style:style>
    <style:style style:name="T30" style:family="text">
      <style:text-properties style:font-name="Liberation Serif"/>
    </style:style>
    <style:style style:name="T31" style:family="text">
      <style:text-properties style:font-name="Liberation Serif" fo:font-size="12pt" style:font-size-asian="12pt" style:font-size-complex="12pt"/>
    </style:style>
    <style:style style:name="T32" style:family="text">
      <style:text-properties officeooo:rsid="001480dc" fo:background-color="#ffffff" loext:char-shading-value="0" style:font-size-asian="12pt" style:font-weight-asian="bold" style:font-size-complex="12pt" style:font-weight-complex="bold"/>
    </style:style>
    <style:style style:name="T33" style:family="text">
      <style:text-properties fo:color="#c586c0" loext:opacity="100%"/>
    </style:style>
    <style:style style:name="T34" style:family="text">
      <style:text-properties fo:color="#c586c0" loext:opacity="100%" style:font-name="Consolas" fo:font-size="10.5pt" fo:font-weight="normal"/>
    </style:style>
    <style:style style:name="T35" style:family="text">
      <style:text-properties style:font-name="Consolas" fo:font-size="10.5pt" fo:font-weight="normal"/>
    </style:style>
    <style:style style:name="T36" style:family="text">
      <style:text-properties fo:color="#b5cea8" loext:opacity="100%"/>
    </style:style>
    <style:style style:name="T37" style:family="text">
      <style:text-properties fo:color="#b5cea8" loext:opacity="100%" style:font-name="Consolas" fo:font-size="10.5pt" fo:font-weight="normal"/>
    </style:style>
    <style:style style:name="T38" style:family="text">
      <style:text-properties fo:color="#b5cea8" loext:opacity="100%" style:font-name="Consolas" fo:font-size="10.5pt" fo:font-weight="normal" fo:background-color="#1e1e1e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ERCÍCIOS AULA O1:</text:p>
      <text:p text:style-name="P5">Gustavo Trevizani/ INFO 3</text:p>
      <text:p text:style-name="P5"/>
      <text:p text:style-name="P7"><text:span text:style-name="T29">Exercício 1: </text:span><text:span text:style-name="T26">Um programa que recebe dois números e retorna o produto dos dois;</text:span></text:p>
      <text:p text:style-name="P6"/>
      <text:p text:style-name="P11"><text:span text:style-name="T1">num1</text:span> = <text:span text:style-name="T7">int</text:span>(<text:span text:style-name="T10">input</text:span>(<text:span text:style-name="T14">"Digite um número:"</text:span>))</text:p>
      <text:p text:style-name="P10"><text:span text:style-name="T1">num2</text:span> = <text:span text:style-name="T7">int</text:span>(<text:span text:style-name="T10">input</text:span>(<text:span text:style-name="T14">"Digite outro número:"</text:span>))</text:p>
      <text:p text:style-name="P10"><text:span text:style-name="T10">print</text:span> (<text:span text:style-name="T1">num1</text:span>*<text:span text:style-name="T1">num2</text:span>)</text:p>
      <text:p text:style-name="P21"/>
      <text:p text:style-name="P22"><text:span text:style-name="T32">Exercício 2</text:span><text:bookmark text:name="yui_3_17_2_1_1678098114993_43"/><text:bookmark text:name="yui_3_17_2_1_1678098114993_45"/><text:span text:style-name="T32">: </text:span><text:span text:style-name="T28">Um programa que recebe dois números e imprime o maior;</text:span></text:p>
      <text:p text:style-name="P20"/>
      <text:p text:style-name="P13"><text:span text:style-name="T1">num1</text:span> = <text:span text:style-name="T7">int</text:span>(<text:span text:style-name="T10">input</text:span>(<text:span text:style-name="T14">"Digite um número:"</text:span>))</text:p>
      <text:p text:style-name="P10"><text:span text:style-name="T1">num2</text:span> = <text:span text:style-name="T7">int</text:span>(<text:span text:style-name="T10">input</text:span>(<text:span text:style-name="T14">"Digite outro número:"</text:span>))</text:p>
      <text:p text:style-name="P10"><text:span text:style-name="T33">if</text:span> <text:span text:style-name="T1">num1</text:span> &gt; <text:span text:style-name="T1">num2</text:span>:</text:p>
      <text:p text:style-name="P17">    <text:span text:style-name="T11">print</text:span><text:span text:style-name="T35">(</text:span><text:span text:style-name="T15">"O maior número é o primeiro"</text:span><text:span text:style-name="T35">)</text:span></text:p>
      <text:p text:style-name="P10"><text:span text:style-name="T33">elif</text:span> <text:span text:style-name="T1">num1</text:span> == <text:span text:style-name="T1">num2</text:span>:</text:p>
      <text:p text:style-name="P17">    <text:span text:style-name="T11">print</text:span><text:span text:style-name="T35">(</text:span><text:span text:style-name="T15">"Os dois números são iguais"</text:span><text:span text:style-name="T35">)</text:span></text:p>
      <text:p text:style-name="P10"><text:span text:style-name="T33">else</text:span>:</text:p>
      <text:p text:style-name="P17">    <text:span text:style-name="T11">print</text:span><text:span text:style-name="T35">(</text:span><text:span text:style-name="T15">"O maior número é o segundo"</text:span><text:span text:style-name="T35">)</text:span></text:p>
      <text:p text:style-name="P4"/>
      <text:p text:style-name="P8"><text:span text:style-name="T18">Exercício 3: </text:span><text:span text:style-name="T27">Um programa que calcula a série de Fibonacci até o número N, sendo que a série é: 1 - 1 - 2 - 3 - 5 - 8 - 13 – 21… Sendo que o próximo número é sempre a soma dos dois anteriores;</text:span><text:span text:style-name="T19"> </text:span></text:p>
      <text:p text:style-name="P8"><text:span text:style-name="T19"/></text:p>
      <text:p text:style-name="P14"><text:span text:style-name="T4">x</text:span><text:span text:style-name="T31"> = </text:span><text:span text:style-name="T9">int</text:span><text:span text:style-name="T31">(</text:span><text:span text:style-name="T13">input</text:span><text:span text:style-name="T31">(</text:span><text:span text:style-name="T17">"Digite um número da série:"</text:span><text:span text:style-name="T31">))</text:span></text:p>
      <text:p text:style-name="P10"><text:span text:style-name="T33">if</text:span> <text:span text:style-name="T1">x</text:span> &lt; <text:span text:style-name="T36">0</text:span>: </text:p>
      <text:p text:style-name="P17">    <text:span text:style-name="T11">print</text:span><text:span text:style-name="T35"> (</text:span><text:span text:style-name="T15">"Número inválido!"</text:span><text:span text:style-name="T35">)</text:span></text:p>
      <text:p text:style-name="P10"><text:span text:style-name="T33">elif</text:span> <text:span text:style-name="T1">x</text:span> == <text:span text:style-name="T36">1</text:span>:</text:p>
      <text:p text:style-name="P17">    <text:span text:style-name="T11">print</text:span><text:span text:style-name="T35"> (</text:span><text:span text:style-name="T37">1</text:span><text:span text:style-name="T35">)</text:span></text:p>
      <text:p text:style-name="P10"><text:span text:style-name="T33">elif</text:span> <text:span text:style-name="T1">x</text:span> == <text:span text:style-name="T36">2</text:span>:</text:p>
      <text:p text:style-name="P19"><text:span text:style-name="T6">    </text:span><text:span text:style-name="T12">print</text:span><text:span text:style-name="T5"> (</text:span><text:span text:style-name="T38">1</text:span><text:span text:style-name="T5">)</text:span></text:p>
      <text:p text:style-name="P10"><text:span text:style-name="T33">else</text:span>:</text:p>
      <text:p text:style-name="P17">    <text:span text:style-name="T2">v</text:span><text:span text:style-name="T35"> = </text:span><text:span text:style-name="T37">1</text:span></text:p>
      <text:p text:style-name="P17">    <text:span text:style-name="T2">va</text:span><text:span text:style-name="T35"> = </text:span><text:span text:style-name="T37">1</text:span></text:p>
      <text:p text:style-name="P17">    <text:span text:style-name="T2">x</text:span><text:span text:style-name="T35"> = </text:span><text:span text:style-name="T2">x</text:span><text:span text:style-name="T35"> - </text:span><text:span text:style-name="T37">2</text:span></text:p>
      <text:p text:style-name="P17">    <text:span text:style-name="T34">while</text:span><text:span text:style-name="T35"> </text:span><text:span text:style-name="T2">x</text:span><text:span text:style-name="T35"> &gt; </text:span><text:span text:style-name="T37">0</text:span><text:span text:style-name="T35">:</text:span></text:p>
      <text:p text:style-name="P17">        <text:span text:style-name="T2">aux</text:span><text:span text:style-name="T35"> = </text:span><text:span text:style-name="T2">v</text:span></text:p>
      <text:p text:style-name="P17">        <text:span text:style-name="T2">v</text:span><text:span text:style-name="T35"> = </text:span><text:span text:style-name="T2">v</text:span><text:span text:style-name="T35"> + </text:span><text:span text:style-name="T2">va</text:span></text:p>
      <text:p text:style-name="P17">        <text:span text:style-name="T2">va</text:span><text:span text:style-name="T35"> = </text:span><text:span text:style-name="T2">aux</text:span></text:p>
      <text:p text:style-name="P17">        <text:span text:style-name="T2">x</text:span><text:span text:style-name="T35"> = </text:span><text:span text:style-name="T2">x</text:span><text:span text:style-name="T35"> - </text:span><text:span text:style-name="T37">1</text:span></text:p>
      <text:p text:style-name="P17">    <text:span text:style-name="T11">print</text:span><text:span text:style-name="T35"> (</text:span><text:span text:style-name="T2">v</text:span><text:span text:style-name="T35">)</text:span></text:p>
      <text:p text:style-name="P8"><text:span text:style-name="T19"/></text:p>
      <text:p text:style-name="P8"><text:span text:style-name="T19"/></text:p>
      <text:p text:style-name="P2"><text:span text:style-name="T20">Exercício 4: </text:span><text:bookmark text:name="yui_3_17_2_1_1678098114993_431"/><text:span text:style-name="T27">Um programa que verifica se um número é primo;</text:span></text:p>
      <text:p text:style-name="P1"><text:span text:style-name="T19"/></text:p>
      <text:p text:style-name="P15"><text:span text:style-name="T4">x</text:span><text:span text:style-name="T31"> = </text:span><text:span text:style-name="T9">int</text:span><text:span text:style-name="T31">(</text:span><text:span text:style-name="T13">input</text:span><text:span text:style-name="T31">(</text:span><text:span text:style-name="T17">"Digite o número a ser testado:"</text:span><text:span text:style-name="T31">))</text:span></text:p>
      <text:p text:style-name="P10"><text:span text:style-name="T33">if</text:span> (<text:span text:style-name="T1">x</text:span> == <text:span text:style-name="T36">0</text:span>):</text:p>
      <text:p text:style-name="P17">    <text:span text:style-name="T11">print</text:span><text:span text:style-name="T35"> (</text:span><text:span text:style-name="T15">"Não se sabe"</text:span><text:span text:style-name="T35">)</text:span></text:p>
      <text:p text:style-name="P10"><text:span text:style-name="T33">if</text:span> <text:span text:style-name="T1">x</text:span> == <text:span text:style-name="T36">2</text:span>:</text:p>
      <text:p text:style-name="P17">    <text:span text:style-name="T11">print</text:span><text:span text:style-name="T35"> (</text:span><text:span text:style-name="T15">"Primo"</text:span><text:span text:style-name="T35">)</text:span></text:p>
      <text:p text:style-name="P10"><text:span text:style-name="T33">else</text:span>: </text:p>
      <text:p text:style-name="P17">    <text:span text:style-name="T2">divisor</text:span><text:span text:style-name="T35"> = </text:span><text:span text:style-name="T37">2</text:span></text:p>
      <text:p text:style-name="P17"><text:soft-page-break/>    <text:span text:style-name="T34">while</text:span><text:span text:style-name="T35"> </text:span><text:span text:style-name="T2">divisor</text:span><text:span text:style-name="T35"> &lt; </text:span><text:span text:style-name="T2">x</text:span><text:span text:style-name="T35">:</text:span></text:p>
      <text:p text:style-name="P17">        <text:span text:style-name="T34">if</text:span><text:span text:style-name="T35"> </text:span><text:span text:style-name="T2">x</text:span><text:span text:style-name="T35">%</text:span><text:span text:style-name="T2">divisor</text:span><text:span text:style-name="T35"> == </text:span><text:span text:style-name="T37">0</text:span><text:span text:style-name="T35">:</text:span></text:p>
      <text:p text:style-name="P17">            <text:span text:style-name="T11">print</text:span><text:span text:style-name="T35"> (</text:span><text:span text:style-name="T15">"Não é primo"</text:span><text:span text:style-name="T35">)</text:span></text:p>
      <text:p text:style-name="P17">            <text:span text:style-name="T34">break</text:span><text:span text:style-name="T35"> </text:span></text:p>
      <text:p text:style-name="P17">        <text:span text:style-name="T2">divisor</text:span><text:span text:style-name="T35"> = </text:span><text:span text:style-name="T2">divisor</text:span><text:span text:style-name="T35"> + </text:span><text:span text:style-name="T37">1</text:span></text:p>
      <text:p text:style-name="P17">    <text:span text:style-name="T34">if</text:span><text:span text:style-name="T35"> </text:span><text:span text:style-name="T2">divisor</text:span><text:span text:style-name="T35"> == </text:span><text:span text:style-name="T2">x</text:span><text:span text:style-name="T35">:</text:span></text:p>
      <text:p text:style-name="P17">        <text:span text:style-name="T11">print</text:span><text:span text:style-name="T35"> (</text:span><text:span text:style-name="T15">"Primo"</text:span><text:span text:style-name="T35">)</text:span></text:p>
      <text:p text:style-name="P1"><text:span text:style-name="T19"/></text:p>
      <text:p text:style-name="P2"><text:span text:style-name="T20">Exercício 5: </text:span><text:bookmark text:name="yui_3_17_2_1_1678098114993_432"/><text:bookmark text:name="yui_3_17_2_1_1678098114993_47"/><text:span text:style-name="T27">Um programa que calcula a série de Fibonacci usando uma função que chama a si mesma (recursão);</text:span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2"><text:span text:style-name="T20">Exercício 6: </text:span><text:bookmark text:name="yui_3_17_2_1_1678098114993_433"/><text:bookmark text:name="yui_3_17_2_1_1678098114993_48"/><text:span text:style-name="T27">Um programa que verifica se um número é primo usando uma função que chama a si mesma (recursão).</text:span></text:p>
      <text:p text:style-name="P1"><text:span text:style-name="T1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entury Gothic" svg:font-family="'Century Gothic', Arial, Helvetica, sans-serif"/>
    <style:font-face style:name="Consolas" svg:font-family="Consolas, 'Courier New', monospace"/>
    <style:font-face style:name="Gill Sans Ultra Bold" svg:font-family="'Gill Sans Ultra Bold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6T08:59:29.491000000</dc:date>
    <meta:editing-duration>PT1H10M37S</meta:editing-duration>
    <meta:editing-cycles>1</meta:editing-cycles>
    <meta:document-statistic meta:table-count="0" meta:image-count="0" meta:object-count="0" meta:page-count="2" meta:paragraph-count="50" meta:word-count="286" meta:character-count="1560" meta:non-whitespace-character-count="1175"/>
    <meta:generator>LibreOffice/7.4.3.2$Windows_X86_64 LibreOffice_project/1048a8393ae2eeec98dff31b5c133c5f1d08b890</meta:generator>
  </office:meta>
</office:document-meta>
</file>